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288cm"/>
    </style:style>
    <style:style style:name="co4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Liste_non_autorisation_photo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5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3" table:number-columns-repeated="3"/>
          <table:table-cell table:style-name="Default"/>
        </table:table-row>
        <table:table-row table:style-name="ro2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Classe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 table:style-name="ce6"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 table:style-name="ce6"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 table:style-name="Default"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 table:style-name="Default"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 table:style-name="Default"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 table:style-name="Default"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 table:style-name="Default"/>
        </table:table-row>
        <table:table-row table:style-name="ro3">
          <table:table-cell/>
          <table:table-cell table:number-columns-repeated="3" office:value-type="string" calcext:value-type="string">
            <text:p>NULL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7">00/00/0000</text:date>, <text:time style:data-style-name="N2" text:time-value="09:16:17.2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6T16:30:06.684000000</meta:creation-date>
    <meta:generator>LibreOffice/24.2.5.2$Windows_X86_64 LibreOffice_project/bffef4ea93e59bebbeaf7f431bb02b1a39ee8a59</meta:generator>
    <dc:date>2024-08-17T09:17:57.743000000</dc:date>
    <meta:editing-duration>PT5M39S</meta:editing-duration>
    <meta:editing-cycles>3</meta:editing-cycles>
    <meta:document-statistic meta:table-count="1" meta:cell-count="144" meta:object-count="0"/>
  </office:meta>
</office:document-meta>
</file>